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8b393" officeooo:paragraph-rsid="0008b393"/>
    </style:style>
    <style:style style:name="P2" style:family="paragraph" style:parent-style-name="Standard">
      <style:text-properties style:text-underline-style="solid" style:text-underline-width="auto" style:text-underline-color="font-color" officeooo:rsid="000a8ed4" officeooo:paragraph-rsid="000a8ed4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5dfa" officeooo:paragraph-rsid="000e5dfa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0f0c4" officeooo:paragraph-rsid="0010f0c4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4b87" officeooo:paragraph-rsid="00134b87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c0bce" officeooo:paragraph-rsid="000dd1ef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0f0c4" officeooo:paragraph-rsid="0010f0c4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17120" officeooo:paragraph-rsid="00117120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34b87" officeooo:paragraph-rsid="00134b87"/>
    </style:style>
    <style:style style:name="P10" style:family="paragraph" style:parent-style-name="Standard" style:list-style-name="L1">
      <style:text-properties style:text-underline-style="none" officeooo:rsid="0008b393" officeooo:paragraph-rsid="0008b393"/>
    </style:style>
    <style:style style:name="P11" style:family="paragraph" style:parent-style-name="Standard" style:list-style-name="L1">
      <style:text-properties style:text-underline-style="none" officeooo:rsid="00098f44" officeooo:paragraph-rsid="00098f44"/>
    </style:style>
    <style:style style:name="P12" style:family="paragraph" style:parent-style-name="Standard" style:list-style-name="L1">
      <style:text-properties style:text-underline-style="none" officeooo:rsid="000a8ed4" officeooo:paragraph-rsid="000a8ed4"/>
    </style:style>
    <style:style style:name="P13" style:family="paragraph" style:parent-style-name="Standard" style:list-style-name="L2">
      <style:paragraph-properties fo:text-align="start" style:justify-single-word="false"/>
      <style:text-properties style:text-underline-style="none" officeooo:rsid="000c0bce" officeooo:paragraph-rsid="000c0bce"/>
    </style:style>
    <style:style style:name="P14" style:family="paragraph" style:parent-style-name="Standard" style:list-style-name="L3">
      <style:paragraph-properties fo:text-align="start" style:justify-single-word="false"/>
      <style:text-properties style:text-underline-style="none" officeooo:rsid="000dd1ef" officeooo:paragraph-rsid="000dd1ef"/>
    </style:style>
    <style:style style:name="P15" style:family="paragraph" style:parent-style-name="Standard" style:list-style-name="L3">
      <style:paragraph-properties fo:text-align="start" style:justify-single-word="false"/>
      <style:text-properties style:text-underline-style="none" officeooo:rsid="000e11d1" officeooo:paragraph-rsid="000e11d1"/>
    </style:style>
    <style:style style:name="P16" style:family="paragraph" style:parent-style-name="Standard" style:list-style-name="L3">
      <style:paragraph-properties fo:text-align="start" style:justify-single-word="false"/>
      <style:text-properties style:text-underline-style="none" officeooo:rsid="000e4158" officeooo:paragraph-rsid="000e4158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0e4158" officeooo:paragraph-rsid="000e4158"/>
    </style:style>
    <style:style style:name="P18" style:family="paragraph" style:parent-style-name="Standard" style:list-style-name="L4">
      <style:paragraph-properties fo:text-align="start" style:justify-single-word="false"/>
      <style:text-properties style:text-underline-style="none" officeooo:rsid="00105296" officeooo:paragraph-rsid="00105296"/>
    </style:style>
    <style:style style:name="P19" style:family="paragraph" style:parent-style-name="Standard" style:list-style-name="L5">
      <style:paragraph-properties fo:text-align="start" style:justify-single-word="false"/>
      <style:text-properties style:text-underline-style="none" officeooo:rsid="0010f0c4" officeooo:paragraph-rsid="0010f0c4"/>
    </style:style>
    <style:style style:name="P20" style:family="paragraph" style:parent-style-name="Standard" style:list-style-name="L6">
      <style:paragraph-properties fo:text-align="start" style:justify-single-word="false"/>
      <style:text-properties style:text-underline-style="none" officeooo:rsid="0010f0c4" officeooo:paragraph-rsid="0010f0c4"/>
    </style:style>
    <style:style style:name="P21" style:family="paragraph" style:parent-style-name="Standard" style:list-style-name="L7">
      <style:paragraph-properties fo:text-align="start" style:justify-single-word="false"/>
      <style:text-properties style:text-underline-style="none" officeooo:rsid="0010f0c4" officeooo:paragraph-rsid="0010f0c4"/>
    </style:style>
    <style:style style:name="P22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0a8ed4" officeooo:paragraph-rsid="000a8ed4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0dd1ef" officeooo:paragraph-rsid="000dd1ef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0e5dfa" officeooo:paragraph-rsid="000e5dfa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105296" officeooo:paragraph-rsid="00105296"/>
    </style:style>
    <style:style style:name="T1" style:family="text">
      <style:text-properties officeooo:rsid="00098f44"/>
    </style:style>
    <style:style style:name="T2" style:family="text">
      <style:text-properties style:text-underline-style="solid" style:text-underline-width="auto" style:text-underline-color="font-color" officeooo:rsid="000a8ed4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e11d1"/>
    </style:style>
    <style:style style:name="T5" style:family="text">
      <style:text-properties style:text-underline-style="none" officeooo:rsid="000f2bc5"/>
    </style:style>
    <style:style style:name="T6" style:family="text">
      <style:text-properties officeooo:rsid="000e11d1"/>
    </style:style>
    <style:style style:name="T7" style:family="text">
      <style:text-properties officeooo:rsid="000e4158"/>
    </style:style>
    <style:style style:name="T8" style:family="text">
      <style:text-properties officeooo:rsid="001171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RPOSE OF PROJECT</text:p>
      <text:p text:style-name="P1"/>
      <text:list xml:id="list3857952012" text:style-name="L1">
        <text:list-item>
          <text:p text:style-name="P10">CREATE ANDROID <text:s/>MOBILE LEARNING <text:span text:style-name="T7">APPLICATION</text:span></text:p>
        </text:list-item>
        <text:list-item>
          <text:p text:style-name="P10"><text:span text:style-name="T1">FOR PEOPLE(ALL AGE GROUP) WHO ARE INTERESTED IN </text:span><text:s/><text:span text:style-name="T1">ISI</text:span>XHOSA LANGUAGE </text:p>
        </text:list-item>
        <text:list-item>
          <text:p text:style-name="P11"><text:s/>BASIC COMMUNICATION SKILLS.</text:p>
        </text:list-item>
        <text:list-item>
          <text:p text:style-name="P12">WHAT ARE SOME OF THE STRATEGIES IN WHICH THE LESSONS WILL BE DELIVERED </text:p>
        </text:list-item>
      </text:list>
      <text:p text:style-name="P1"/>
      <text:p text:style-name="P2">SMART GOALS</text:p>
      <text:list xml:id="list2582460769" text:style-name="L2">
        <text:list-header>
          <text:p text:style-name="P22"><text:s/>FUNCTIONS</text:p>
        </text:list-header>
        <text:list-item>
          <text:p text:style-name="P13">REGISTER -FUNCTION</text:p>
        </text:list-item>
        <text:list-item>
          <text:p text:style-name="P13">SIGN IN -FUNCTION</text:p>
        </text:list-item>
        <text:list-item>
          <text:p text:style-name="P13">LEARNING -FUNCTION</text:p>
        </text:list-item>
        <text:list-item>
          <text:p text:style-name="P13">EXERCISE <text:s/>-FUNCTION</text:p>
        </text:list-item>
        <text:list-item>
          <text:p text:style-name="P13">REWARDS -FUNCTION </text:p>
        </text:list-item>
      </text:list>
      <text:p text:style-name="P6"><text:s text:c="6"/><text:span text:style-name="T2">FEATURES</text:span></text:p>
      <text:list xml:id="list3186775731" text:style-name="L3">
        <text:list-item>
          <text:p text:style-name="P14">LEARNING XHOSA LANGUAGE USING </text:p>
          <text:list>
            <text:list-item>
              <text:p text:style-name="P15">PRONUNCIATION -AUDIO</text:p>
            </text:list-item>
            <text:list-item>
              <text:p text:style-name="P14"><text:span text:style-name="T6">READ LABEL </text:span>PICTURES</text:p>
            </text:list-item>
            <text:list-item>
              <text:p text:style-name="P14"><text:span text:style-name="T6">GRAMMAR(READ </text:span>TEXT <text:span text:style-name="T6">)</text:span>– TERMS AND BUILD SENTENCES</text:p>
            </text:list-item>
          </text:list>
        </text:list-item>
        <text:list-item>
          <text:p text:style-name="P14"><text:s/>EXERCISES</text:p>
          <text:list>
            <text:list-item>
              <text:p text:style-name="P23"><text:span text:style-name="T3">MULTIPLE CHOICE – </text:span><text:span text:style-name="T4">PICTURE WORD ASSOCIATION</text:span></text:p>
            </text:list-item>
            <text:list-item>
              <text:p text:style-name="P23"><text:span text:style-name="T3">MATCHING <text:s/></text:span><text:span text:style-name="T4">TERM WITH SENTENCES </text:span></text:p>
            </text:list-item>
            <text:list-item>
              <text:p text:style-name="P14">BUILDING SENTENCES </text:p>
            </text:list-item>
            <text:list-item>
              <text:p text:style-name="P14">ENGLISH TO XHOSA TRANSLATION</text:p>
            </text:list-item>
            <text:list-item>
              <text:p text:style-name="P15">SPELL TERMS</text:p>
            </text:list-item>
          </text:list>
        </text:list-item>
        <text:list-item>
          <text:p text:style-name="P16">LEARNING REPORT</text:p>
          <text:list>
            <text:list-item>
              <text:p text:style-name="P16">EXCISE RESULTS</text:p>
            </text:list-item>
          </text:list>
        </text:list-item>
      </text:list>
      <text:p text:style-name="P17"/>
      <text:p text:style-name="P3">GOALS</text:p>
      <text:list xml:id="list3664776579" text:style-name="L4">
        <text:list-item>
          <text:p text:style-name="P24"><text:span text:style-name="T3">LEARN XHOSA TERMS, PRONUNCIATION ,BASIC BUILDING SENTENCE AND GRAMMAR </text:span><text:span text:style-name="T5">AT EACH LEVELS AND <text:s/>EXERCISE RESULTS USER WILL MOVE TO ANOTHER LEVEL LEARNING </text:span></text:p>
        </text:list-item>
        <text:list-item>
          <text:p text:style-name="P25"><text:span text:style-name="T5">T</text:span><text:span text:style-name="T3">EST USER <text:s/>XHOSA GRAMMAR , TERMS , BUILD SENTENCES AND PRONUNCIATION AT EACH LEVEL OF EXERCISE AND USER WILL MOVE TO OTHER EXERCISER LEVEL <text:s/>WHEN THEIR EXERCISE RESULTS ARE GREATER OR EQUALS 75%</text:span></text:p>
        </text:list-item>
        <text:list-item>
          <text:p text:style-name="P18">USER WILL GIVEN LEARNING REPORT WHEN USER FINISHED ALL EXERCISE </text:p>
          <text:p text:style-name="P18">WITH EXERCISE 75% PLUS OF EACH LEVEL </text:p>
          <text:p text:style-name="P18"/>
        </text:list-item>
      </text:list>
      <text:p text:style-name="P4">INPUTS ,OUTPUTS AND PERFORMANCE </text:p>
      <text:p text:style-name="P4"/>
      <text:p text:style-name="P7">INPUTS:</text:p>
      <text:list xml:id="list2887501960" text:style-name="L5">
        <text:list-item>
          <text:p text:style-name="P19">TEXT</text:p>
        </text:list-item>
        <text:list-item>
          <text:p text:style-name="P19">BUTTON CLICKS</text:p>
        </text:list-item>
      </text:list>
      <text:p text:style-name="P7">OUTPUTS</text:p>
      <text:list xml:id="list1347421844" text:style-name="L6">
        <text:list-item>
          <text:p text:style-name="P20">AUDIO</text:p>
        </text:list-item>
        <text:list-item>
          <text:p text:style-name="P20">TEXT</text:p>
        </text:list-item>
        <text:list-item>
          <text:p text:style-name="P20">PICTURE/DIAGRAM</text:p>
        </text:list-item>
      </text:list>
      <text:p text:style-name="P7">PERFORMANCE</text:p>
      <text:list xml:id="list2020320947" text:style-name="L7">
        <text:list-item>
          <text:p text:style-name="P21">HIGH LEVEL WILL HAVE TIME CONSTRAINTS </text:p>
        </text:list-item>
      </text:list>
      <text:p text:style-name="P4"><text:soft-page-break/>RESOURCES AND CONSTRAINS :</text:p>
      <text:p text:style-name="P7">RESOURCES:</text:p>
      <text:p text:style-name="P7"><text:tab/>BASIC ENGLISH BOOKS</text:p>
      <text:p text:style-name="P7"><text:tab/>BASIC XHOSA BOOKS </text:p>
      <text:p text:style-name="P7"><text:tab/>PICTURES</text:p>
      <text:p text:style-name="P7"><text:tab/>SOFTWARE APPLICATION(ANDROID STUDIO,DRAW.IO)</text:p>
      <text:p text:style-name="P7"><text:s text:c="11"/>PERSON (FOR TESTING)</text:p>
      <text:p text:style-name="P7"><text:s text:c="11"/><text:span text:style-name="T8">ANDROID MOBILE DEVICE</text:span></text:p>
      <text:p text:style-name="P7"><text:s text:c="11"/><text:span text:style-name="T8">NEED LAPTOP</text:span></text:p>
      <text:p text:style-name="P8">CONSTRAINS:</text:p>
      <text:p text:style-name="P8"><text:tab/>NEED LAPTOP WITH AT 8GB MEMORY</text:p>
      <text:p text:style-name="P8"><text:s text:c="12"/>MEETING PLACE </text:p>
      <text:p text:style-name="P8"><text:tab/>GET PEOPLE FOR <text:s/>TESTING </text:p>
      <text:p text:style-name="P8"><text:s text:c="11"/>TIME</text:p>
      <text:p text:style-name="P8"><text:s text:c="11"/>AUDIO PRONUNCIATION</text:p>
      <text:p text:style-name="P8"><text:s text:c="11"/>IT CAN BE USED BY ANDROID SMART PHONE USERS ONLY</text:p>
      <text:p text:style-name="P8"><text:s text:c="11"/>USED BY PEOPLE WHO CAN UNDERSTAND ENGLISH</text:p>
      <text:p text:style-name="P8"><text:s text:c="4"/></text:p>
      <text:p text:style-name="P8"/>
      <text:p text:style-name="P5">FEASIBILITY:</text:p>
      <text:p text:style-name="P5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0:36:11.214451606</meta:creation-date>
    <meta:editing-duration>PT4M38S</meta:editing-duration>
    <meta:editing-cycles>2</meta:editing-cycles>
    <meta:generator>LibreOffice/6.4.7.2$Linux_X86_64 LibreOffice_project/40$Build-2</meta:generator>
    <dc:date>2021-08-11T10:37:08.799653320</dc:date>
    <meta:document-statistic meta:table-count="0" meta:image-count="0" meta:object-count="0" meta:page-count="2" meta:paragraph-count="60" meta:word-count="269" meta:character-count="1731" meta:non-whitespace-character-count="1422"/>
  </office:meta>
</office:document-meta>
</file>